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60000002DE36BF9F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02cm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02cm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02cm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02cm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02cm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02cm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002cm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02cm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02cm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02cm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02cm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002cm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002cm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02cm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02cm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02cm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002cm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002cm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002cm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002cm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002cm solid #000000"/>
    </style:style>
    <style:style style:name="P1" style:family="paragraph" style:parent-style-name="Standard" style:list-style-name="L19"/>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Table_20_Contents">
      <style:text-properties style:font-name="Courier New" fo:font-size="10pt" style:font-size-asian="10pt" style:font-size-complex="10pt"/>
    </style:style>
    <style:style style:name="P4" style:family="paragraph" style:parent-style-name="Heading_20_2">
      <style:paragraph-properties fo:break-before="page"/>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b Services CTG</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5">Web Services CTG<text:tab/>1</text:p>
          <text:p text:style-name="P6">Introducción<text:tab/>3</text:p>
          <text:p text:style-name="P6">Errores<text:tab/>3</text:p>
          <text:p text:style-name="P6">Anular CTG<text:tab/>3</text:p>
          <text:p text:style-name="P7">Entrada<text:tab/>3</text:p>
          <text:p text:style-name="P7">Salida<text:tab/>3</text:p>
          <text:p text:style-name="P6">Cambiar Destino Destinatario CTG Rechazado<text:tab/>4</text:p>
          <text:p text:style-name="P7">Entrada<text:tab/>4</text:p>
          <text:p text:style-name="P7">Salida<text:tab/>4</text:p>
          <text:p text:style-name="P6">Confirmar Arribo<text:tab/>4</text:p>
          <text:p text:style-name="P7">Entrada<text:tab/>4</text:p>
          <text:p text:style-name="P7">Salida<text:tab/>4</text:p>
          <text:p text:style-name="P6">Confirmar Definitivo<text:tab/>5</text:p>
          <text:p text:style-name="P7">Entrada<text:tab/>5</text:p>
          <text:p text:style-name="P7">Salida<text:tab/>5</text:p>
          <text:p text:style-name="P6">Consultar Constancia CTG PDF<text:tab/>5</text:p>
          <text:p text:style-name="P7">Entrada<text:tab/>5</text:p>
          <text:p text:style-name="P7">Salida<text:tab/>5</text:p>
          <text:p text:style-name="P6">Consultar CTG<text:tab/>5</text:p>
          <text:p text:style-name="P7">Entrada<text:tab/>5</text:p>
          <text:p text:style-name="P7">Salida<text:tab/>6</text:p>
          <text:p text:style-name="P6">Consultar CTG Excel<text:tab/>6</text:p>
          <text:p text:style-name="P7">Entrada<text:tab/>6</text:p>
          <text:p text:style-name="P7">Salida<text:tab/>6</text:p>
          <text:p text:style-name="P6">Consultar CTG Activos Por Patente<text:tab/>6</text:p>
          <text:p text:style-name="P7">Entrada<text:tab/>6</text:p>
          <text:p text:style-name="P7">Salida<text:tab/>7</text:p>
          <text:p text:style-name="P6">Consultar CTG Rechazados<text:tab/>7</text:p>
          <text:p text:style-name="P7">Entrada<text:tab/>7</text:p>
          <text:p text:style-name="P7">Salida<text:tab/>7</text:p>
          <text:p text:style-name="P6">Consultar Detalle CTG<text:tab/>7</text:p>
          <text:p text:style-name="P7">Entrada<text:tab/>7</text:p>
          <text:p text:style-name="P7">Salida<text:tab/>7</text:p>
          <text:p text:style-name="P6">Desviar CTG a Otro Establecimiento<text:tab/>8</text:p>
          <text:p text:style-name="P7">Entrada<text:tab/>8</text:p>
          <text:p text:style-name="P7">Salida<text:tab/>8</text:p>
          <text:p text:style-name="P6">Desviar CTG a Otro Destino<text:tab/>8</text:p>
          <text:p text:style-name="P7">Entrada<text:tab/>8</text:p>
          <text:p text:style-name="P7">Salida<text:tab/>8</text:p>
          <text:p text:style-name="P6">Rechazar CTG<text:tab/>9</text:p>
          <text:p text:style-name="P7">Entrada<text:tab/>9</text:p>
          <text:p text:style-name="P7"><text:soft-page-break/>Salida<text:tab/>9</text:p>
          <text:p text:style-name="P6">Regresar a Origen CTG Rechazado<text:tab/>9</text:p>
          <text:p text:style-name="P7">Entrada<text:tab/>9</text:p>
          <text:p text:style-name="P7">Salida<text:tab/>9</text:p>
          <text:p text:style-name="P6">Solicitar CTG Dato Pendiente<text:tab/>9</text:p>
          <text:p text:style-name="P7">Entrada<text:tab/>9</text:p>
          <text:p text:style-name="P7">Salida<text:tab/>10</text:p>
          <text:p text:style-name="P6">Solicitar CTG Inicial<text:tab/>10</text:p>
          <text:p text:style-name="P7">Entrada<text:tab/>10</text:p>
          <text:p text:style-name="P7">Salida<text:tab/>10</text:p>
        </text:index-body>
      </text:table-of-content>
      <text:h text:style-name="Heading_20_2" text:outline-level="2"/>
      <text:h text:style-name="P4" text:outline-level="2">Introducción</text:h>
      <text:p text:style-name="Standard">El presente documento posee información de los datos de entrada y sobre todo el archivo con la salida que se genera al invocar los WS CTG de AFIP.</text:p>
      <text:p text:style-name="Standard">Este documento es complementario a:</text:p>
      <text:list xml:id="list39338144" text:style-name="L19">
        <text:list-item>
          <text:p text:style-name="P1"><text:span text:style-name="T1">manual.pdf</text:span>: Aquí se puede consultar como utilizar los WS de AFIP en general, específicamente lo que se refiere a la generación del token de autenticación y autorización.</text:p>
        </text:list-item>
        <text:list-item>
          <text:p text:style-name="P1"><text:span text:style-name="T1">Web Service CTG_v1.0.pdf</text:span>: Aquí se debe consultar la documentación completa de cada uno de los WS aquí mencionados.</text:p>
        </text:list-item>
      </text:list>
      <text:h text:style-name="Heading_20_2" text:outline-level="2">Errores</text:h>
      <text:p text:style-name="Standard">Si bien lo más probable es que cuando haya errores no venga información adicional, nada indica que esto último no pueda pasar. Por tal motivo, el formato general de respuesta siempre será:</text:p>
      <text:p text:style-name="Standard"/>
      <table:table table:name="Table3" table:style-name="Table3">
        <table:table-column table:style-name="Table3.A"/>
        <table:table-row>
          <table:table-cell table:style-name="Table3.A1" office:value-type="string">
            <text:p text:style-name="P3">ERROR</text:p>
            <text:p text:style-name="P3">Error 1</text:p>
            <text:p text:style-name="P3">Error 2</text:p>
            <text:p text:style-name="P3">...</text:p>
            <text:p text:style-name="P3">Error n</text:p>
            <text:p text:style-name="P3">OK</text:p>
            <text:p text:style-name="P3">valor 1;valor 2;...;valor N</text:p>
            <text:p text:style-name="P3">detalle valor 1;detalle valor 2;...;detalle valor N</text:p>
            <text:p text:style-name="P3">...</text:p>
          </table:table-cell>
        </table:table-row>
      </table:table>
      <text:p text:style-name="Standard"/>
      <text:p text:style-name="Standard">Puede verse que luego de la línea de <text:span text:style-name="T1">ERROR</text:span> viene varias lineas con un mensaje por línea, luego puede presentarse una línea con el texto <text:span text:style-name="T1">OK</text:span> y debajo de esta línea, una o varias líneas con los valores de respuesta de la ejecución del WS.</text:p>
      <text:p text:style-name="Standard"/>
      <text:p text:style-name="P2">Si no hay errores entonces NO se muestra la línea de ERROR ni los mensajes (siendo la primera línea la de OK)</text:p>
      <text:h text:style-name="Heading_20_2" text:outline-level="2">Anular CTG</text:h>
      <text:h text:style-name="Heading_20_3" text:outline-level="3">Entrada</text:h>
      <table:table table:name="Table2" table:style-name="Table2">
        <table:table-column table:style-name="Table2.A"/>
        <table:table-row>
          <table:table-cell table:style-name="Table2.A1" office:value-type="string">
            <text:p text:style-name="P3"># anularCTG</text:p>
            <text:p text:style-name="P3">cuit_representado=</text:p>
            <text:p text:style-name="P3">cartaPorte=</text:p>
            <text:p text:style-name="P3">ctg=</text:p>
          </table:table-cell>
        </table:table-row>
      </table:table>
      <text:p text:style-name="Standard"/>
      <text:h text:style-name="Heading_20_3" text:outline-level="3">Salida</text:h>
      <table:table table:name="Table1" table:style-name="Table1">
        <table:table-column table:style-name="Table1.A"/>
        <table:table-row>
          <table:table-cell table:style-name="Table1.A1" office:value-type="string">
            <text:p text:style-name="P3">ERROR</text:p>
            <text:p text:style-name="P3">Mensaje Error 1</text:p>
            <text:p text:style-name="P3">…</text:p>
            <text:p text:style-name="P3">Mensaje Error N</text:p>
            <text:p text:style-name="P3">OK</text:p>
            <text:p text:style-name="P3"><text:soft-page-break/>cartaPorte;ctg;fechaHora;codigoOperacion</text:p>
          </table:table-cell>
        </table:table-row>
      </table:table>
      <text:p text:style-name="Standard"/>
      <text:h text:style-name="Heading_20_2" text:outline-level="2">Cambiar Destino Destinatario CTG Rechazado</text:h>
      <text:h text:style-name="Heading_20_3" text:outline-level="3">Entrada</text:h>
      <table:table table:name="Table4" table:style-name="Table4">
        <table:table-column table:style-name="Table4.A"/>
        <table:table-row>
          <table:table-cell table:style-name="Table4.A1" office:value-type="string">
            <text:p text:style-name="P3"># cambiarDestinoDestinatarioCTGRechazado</text:p>
            <text:p text:style-name="P3">cuit_representado=</text:p>
            <text:p text:style-name="P3">cartaPorte=</text:p>
            <text:p text:style-name="P3">ctg=</text:p>
            <text:p text:style-name="P3">codigoLocalidadDestino=</text:p>
            <text:p text:style-name="P3">cuitDestino=</text:p>
            <text:p text:style-name="P3">cuitDestinatario=</text:p>
          </table:table-cell>
        </table:table-row>
      </table:table>
      <text:p text:style-name="Standard"/>
      <text:h text:style-name="Heading_20_3" text:outline-level="3">Salida</text:h>
      <table:table table:name="Table5" table:style-name="Table5">
        <table:table-column table:style-name="Table5.A"/>
        <table:table-row>
          <table:table-cell table:style-name="Table5.A1" office:value-type="string">
            <text:p text:style-name="P3">ERROR</text:p>
            <text:p text:style-name="P3">Mensaje Error 1</text:p>
            <text:p text:style-name="P3">…</text:p>
            <text:p text:style-name="P3">Mensaje Error N</text:p>
            <text:p text:style-name="P3">OK</text:p>
            <text:p text:style-name="P3">cartaPorte;ctg;fechaHora;codigoOperacion</text:p>
          </table:table-cell>
        </table:table-row>
      </table:table>
      <text:p text:style-name="Standard"/>
      <text:h text:style-name="Heading_20_2" text:outline-level="2">Confirmar Arribo</text:h>
      <text:h text:style-name="Heading_20_3" text:outline-level="3">Entrada</text:h>
      <table:table table:name="Table6" table:style-name="Table6">
        <table:table-column table:style-name="Table6.A"/>
        <table:table-row>
          <table:table-cell table:style-name="Table6.A1" office:value-type="string">
            <text:p text:style-name="P3"># confirmarArribo</text:p>
            <text:p text:style-name="P3">cuit_representado=</text:p>
            <text:p text:style-name="P3">cartaPorte=</text:p>
            <text:p text:style-name="P3">ctg=</text:p>
            <text:p text:style-name="P3">cuitTransportista=</text:p>
            <text:p text:style-name="P3">cantKilosCartaPorte=</text:p>
            <text:p text:style-name="P3">establecimiento=</text:p>
          </table:table-cell>
        </table:table-row>
      </table:table>
      <text:p text:style-name="Standard"/>
      <text:h text:style-name="Heading_20_3" text:outline-level="3">Salida</text:h>
      <table:table table:name="Table7" table:style-name="Table7">
        <table:table-column table:style-name="Table7.A"/>
        <table:table-row>
          <table:table-cell table:style-name="Table7.A1" office:value-type="string">
            <text:p text:style-name="P3">ERROR</text:p>
            <text:p text:style-name="P3">Mensaje Error 1</text:p>
            <text:p text:style-name="P3">…</text:p>
            <text:p text:style-name="P3">Mensaje Error N</text:p>
            <text:p text:style-name="P3">OK</text:p>
            <text:p text:style-name="P3">cartaPorte;ctg;fechaHora;codigoOperacion</text:p>
          </table:table-cell>
        </table:table-row>
      </table:table>
      <text:p text:style-name="Standard"/>
      <text:h text:style-name="Heading_20_2" text:outline-level="2"><text:soft-page-break/>Confirmar Definitivo</text:h>
      <text:h text:style-name="Heading_20_3" text:outline-level="3">Entrada</text:h>
      <table:table table:name="Table8" table:style-name="Table8">
        <table:table-column table:style-name="Table8.A"/>
        <table:table-row>
          <table:table-cell table:style-name="Table8.A1" office:value-type="string">
            <text:p text:style-name="P3"># confirmarDefinitivo</text:p>
            <text:p text:style-name="P3">cuit_representado=</text:p>
            <text:p text:style-name="P3">cartaPorte=</text:p>
            <text:p text:style-name="P3">ctg=</text:p>
          </table:table-cell>
        </table:table-row>
      </table:table>
      <text:p text:style-name="Standard"/>
      <text:h text:style-name="Heading_20_3" text:outline-level="3">Salida</text:h>
      <table:table table:name="Table9" table:style-name="Table9">
        <table:table-column table:style-name="Table9.A"/>
        <table:table-row>
          <table:table-cell table:style-name="Table9.A1" office:value-type="string">
            <text:p text:style-name="P3">ERROR</text:p>
            <text:p text:style-name="P3">Mensaje Error 1</text:p>
            <text:p text:style-name="P3">…</text:p>
            <text:p text:style-name="P3">Mensaje Error N</text:p>
            <text:p text:style-name="P3">OK</text:p>
            <text:p text:style-name="P3">cartaPorte;ctg;fechaHora;codigoOperacion</text:p>
          </table:table-cell>
        </table:table-row>
      </table:table>
      <text:p text:style-name="Standard"/>
      <text:h text:style-name="Heading_20_2" text:outline-level="2">Consultar Constancia CTG PDF</text:h>
      <text:h text:style-name="Heading_20_3" text:outline-level="3">Entrada</text:h>
      <table:table table:name="Table10" table:style-name="Table10">
        <table:table-column table:style-name="Table10.A"/>
        <table:table-row>
          <table:table-cell table:style-name="Table10.A1" office:value-type="string">
            <text:p text:style-name="P3"># consultarConstanciaCTGPDF</text:p>
            <text:p text:style-name="P3">cuit_representado=</text:p>
            <text:p text:style-name="P3">ctg=</text:p>
          </table:table-cell>
        </table:table-row>
      </table:table>
      <text:p text:style-name="Standard"/>
      <text:h text:style-name="Heading_20_3" text:outline-level="3">Salida</text:h>
      <table:table table:name="Table11" table:style-name="Table11">
        <table:table-column table:style-name="Table11.A"/>
        <table:table-row>
          <table:table-cell table:style-name="Table11.A1" office:value-type="string">
            <text:p text:style-name="P3">ERROR</text:p>
            <text:p text:style-name="P3">Mensaje Error 1</text:p>
            <text:p text:style-name="P3">…</text:p>
            <text:p text:style-name="P3">Mensaje Error N</text:p>
            <text:p text:style-name="P3">OK</text:p>
            <text:p text:style-name="P3">archivoEnBase64</text:p>
          </table:table-cell>
        </table:table-row>
      </table:table>
      <text:p text:style-name="Standard"/>
      <text:h text:style-name="Heading_20_2" text:outline-level="2">Consultar CTG</text:h>
      <text:h text:style-name="Heading_20_3" text:outline-level="3">Entrada</text:h>
      <table:table table:name="Table12" table:style-name="Table12">
        <table:table-column table:style-name="Table12.A"/>
        <table:table-row>
          <table:table-cell table:style-name="Table12.A1" office:value-type="string">
            <text:p text:style-name="P3"># consultarCTG</text:p>
            <text:p text:style-name="P3">cuit_representado=</text:p>
            <text:p text:style-name="P3">cartaPorte=</text:p>
            <text:p text:style-name="P3">ctg=</text:p>
            <text:p text:style-name="P3">patente=</text:p>
            <text:p text:style-name="P3">fechaEmisionDesde=</text:p>
            <text:p text:style-name="P3">fechaEmisionHasta=</text:p>
            <text:p text:style-name="P3">cuitSolicitante=</text:p>
            <text:p text:style-name="P3"><text:soft-page-break/>cuitDestino=</text:p>
          </table:table-cell>
        </table:table-row>
      </table:table>
      <text:p text:style-name="Standard"/>
      <text:h text:style-name="Heading_20_3" text:outline-level="3">Salida</text:h>
      <table:table table:name="Table13" table:style-name="Table13">
        <table:table-column table:style-name="Table13.A"/>
        <table:table-row>
          <table:table-cell table:style-name="Table13.A1" office:value-type="string">
            <text:p text:style-name="P3">ERROR</text:p>
            <text:p text:style-name="P3">Mensaje Error 1</text:p>
            <text:p text:style-name="P3">…</text:p>
            <text:p text:style-name="P3">Mensaje Error N</text:p>
            <text:p text:style-name="P3">OK</text:p>
            <text:p text:style-name="P3">cartaPorte;ctg;patente;fechaEmisionDesde;fechaEmisionHasta;cuitSolicitante;cuitDestino</text:p>
            <text:p text:style-name="P3">fechaSolicitud;ctg;cartaPorte;estado;imprimeConstancia</text:p>
            <text:p text:style-name="P3">…</text:p>
            <text:p text:style-name="P3">fechaSolicitud;ctg;cartaPorte;estado;imprimeConstancia</text:p>
          </table:table-cell>
        </table:table-row>
      </table:table>
      <text:p text:style-name="Standard"/>
      <text:h text:style-name="Heading_20_2" text:outline-level="2">Consultar CTG Excel</text:h>
      <text:h text:style-name="Heading_20_3" text:outline-level="3">Entrada</text:h>
      <table:table table:name="Table14" table:style-name="Table14">
        <table:table-column table:style-name="Table14.A"/>
        <table:table-row>
          <table:table-cell table:style-name="Table14.A1" office:value-type="string">
            <text:p text:style-name="P3"># consultarCTGExcel</text:p>
            <text:p text:style-name="P3">cuit_representado=</text:p>
            <text:p text:style-name="P3">ctg=</text:p>
            <text:p text:style-name="P3">cartaPorte=</text:p>
            <text:p text:style-name="P3">patente=</text:p>
            <text:p text:style-name="P3">fechaEmisionDesde=</text:p>
            <text:p text:style-name="P3">fechaEmisionHasta=</text:p>
            <text:p text:style-name="P3">cuitSolicitante=</text:p>
            <text:p text:style-name="P3">cuitDestino=</text:p>
          </table:table-cell>
        </table:table-row>
      </table:table>
      <text:p text:style-name="Standard"/>
      <text:h text:style-name="Heading_20_3" text:outline-level="3">Salida</text:h>
      <table:table table:name="Table15" table:style-name="Table15">
        <table:table-column table:style-name="Table15.A"/>
        <table:table-row>
          <table:table-cell table:style-name="Table15.A1" office:value-type="string">
            <text:p text:style-name="P3">ERROR</text:p>
            <text:p text:style-name="P3">Mensaje Error 1</text:p>
            <text:p text:style-name="P3">…</text:p>
            <text:p text:style-name="P3">Mensaje Error N</text:p>
            <text:p text:style-name="P3">OK</text:p>
            <text:p text:style-name="P3">archivoEnBase64</text:p>
          </table:table-cell>
        </table:table-row>
      </table:table>
      <text:p text:style-name="Standard"/>
      <text:h text:style-name="Heading_20_2" text:outline-level="2">Consultar CTG Activos Por Patente</text:h>
      <text:h text:style-name="Heading_20_3" text:outline-level="3">Entrada</text:h>
      <table:table table:name="Table16" table:style-name="Table16">
        <table:table-column table:style-name="Table16.A"/>
        <table:table-row>
          <table:table-cell table:style-name="Table16.A1" office:value-type="string">
            <text:p text:style-name="P3"># consultarCTGActivosPorPatente</text:p>
            <text:p text:style-name="P3">cuit_representado=</text:p>
            <text:p text:style-name="P3">patente=</text:p>
          </table:table-cell>
        </table:table-row>
      </table:table>
      <text:p text:style-name="Standard"/>
      <text:h text:style-name="Heading_20_3" text:outline-level="3"><text:soft-page-break/>Salida</text:h>
      <table:table table:name="Table17" table:style-name="Table17">
        <table:table-column table:style-name="Table17.A"/>
        <table:table-row>
          <table:table-cell table:style-name="Table17.A1" office:value-type="string">
            <text:p text:style-name="P3">ERROR</text:p>
            <text:p text:style-name="P3">Mensaje Error 1</text:p>
            <text:p text:style-name="P3">…</text:p>
            <text:p text:style-name="P3">Mensaje Error N</text:p>
            <text:p text:style-name="P3">OK</text:p>
            <text:p text:style-name="P3">ctg;cartaPorte;patente;pesoNeto;fechaEmision;fechaVencimiento;usuarioSolicitante;usuarioReal</text:p>
            <text:p text:style-name="P3">…</text:p>
            <text:p text:style-name="P3">ctg;cartaPorte;patente;pesoNeto;fechaEmision;fechaVencimiento;usuarioSolicitante;usuarioReal</text:p>
          </table:table-cell>
        </table:table-row>
      </table:table>
      <text:p text:style-name="Standard"/>
      <text:h text:style-name="Heading_20_2" text:outline-level="2">Consultar CTG Rechazados</text:h>
      <text:h text:style-name="Heading_20_3" text:outline-level="3">Entrada</text:h>
      <table:table table:name="Table18" table:style-name="Table18">
        <table:table-column table:style-name="Table18.A"/>
        <table:table-row>
          <table:table-cell table:style-name="Table18.A1" office:value-type="string">
            <text:p text:style-name="P3"># consultarCTGRechazados </text:p>
            <text:p text:style-name="P3">cuit_representado=</text:p>
          </table:table-cell>
        </table:table-row>
      </table:table>
      <text:p text:style-name="Standard"/>
      <text:h text:style-name="Heading_20_3" text:outline-level="3">Salida</text:h>
      <table:table table:name="Table19" table:style-name="Table19">
        <table:table-column table:style-name="Table19.A"/>
        <table:table-row>
          <table:table-cell table:style-name="Table19.A1" office:value-type="string">
            <text:p text:style-name="P3">ERROR</text:p>
            <text:p text:style-name="P3">Mensaje Error 1</text:p>
            <text:p text:style-name="P3">…</text:p>
            <text:p text:style-name="P3">Mensaje Error N</text:p>
            <text:p text:style-name="P3">OK</text:p>
            <text:p text:style-name="P3">ctg;cartaPorte;fechaRechazo;destino;destinatario;observaciones</text:p>
            <text:p text:style-name="P3">…</text:p>
            <text:p text:style-name="P3">ctg;cartaPorte;fechaRechazo;destino;destinatario;observaciones</text:p>
          </table:table-cell>
        </table:table-row>
      </table:table>
      <text:p text:style-name="Standard"/>
      <text:h text:style-name="Heading_20_2" text:outline-level="2">Consultar Detalle CTG</text:h>
      <text:h text:style-name="Heading_20_3" text:outline-level="3">Entrada</text:h>
      <table:table table:name="Table20" table:style-name="Table20">
        <table:table-column table:style-name="Table20.A"/>
        <table:table-row>
          <table:table-cell table:style-name="Table20.A1" office:value-type="string">
            <text:p text:style-name="P3"># consultarDetalleCTG </text:p>
            <text:p text:style-name="P3">cuit_representado=</text:p>
            <text:p text:style-name="P3">ctg=</text:p>
          </table:table-cell>
        </table:table-row>
      </table:table>
      <text:p text:style-name="Standard"/>
      <text:h text:style-name="Heading_20_3" text:outline-level="3">Salida</text:h>
      <table:table table:name="Table21" table:style-name="Table21">
        <table:table-column table:style-name="Table21.A"/>
        <table:table-row>
          <table:table-cell table:style-name="Table21.A1" office:value-type="string">
            <text:p text:style-name="P3">ERROR</text:p>
            <text:p text:style-name="P3">Mensaje Error 1</text:p>
            <text:p text:style-name="P3">…</text:p>
            <text:p text:style-name="P3">Mensaje Error N</text:p>
            <text:p text:style-name="P3">OK</text:p>
            <text:p text:style-name="P3">ctg;solicitante;cartaPorte;estado;fechaEmision;fechaVigenciaDesde;fechaVigenciaHasta;cuitCanjeador;cuitDestino;cuitDestinatario;establecimiento;localidadOrigen;loca<text:soft-page-break/>lidadDestino;cosecha;cuitTransportista;cantidadHoras;patenteVehiculo;pesoNetoCarga</text:p>
          </table:table-cell>
        </table:table-row>
      </table:table>
      <text:p text:style-name="Standard"/>
      <text:h text:style-name="Heading_20_2" text:outline-level="2">Desviar CTG a Otro Establecimiento</text:h>
      <text:h text:style-name="Heading_20_3" text:outline-level="3">Entrada</text:h>
      <table:table table:name="Table22" table:style-name="Table22">
        <table:table-column table:style-name="Table22.A"/>
        <table:table-row>
          <table:table-cell table:style-name="Table22.A1" office:value-type="string">
            <text:p text:style-name="P3"># desviarCTGAOtroEstablecimiento</text:p>
            <text:p text:style-name="P3">cuit_representado=</text:p>
            <text:p text:style-name="P3">cartaPorte=</text:p>
            <text:p text:style-name="P3">ctg=</text:p>
            <text:p text:style-name="P3">codigoLocalidadDestino=</text:p>
            <text:p text:style-name="P3">establecimiento=</text:p>
          </table:table-cell>
        </table:table-row>
      </table:table>
      <text:p text:style-name="Standard"/>
      <text:h text:style-name="Heading_20_3" text:outline-level="3">Salida</text:h>
      <table:table table:name="Table23" table:style-name="Table23">
        <table:table-column table:style-name="Table23.A"/>
        <table:table-row>
          <table:table-cell table:style-name="Table23.A1" office:value-type="string">
            <text:p text:style-name="P3">ERROR</text:p>
            <text:p text:style-name="P3">Mensaje Error 1</text:p>
            <text:p text:style-name="P3">…</text:p>
            <text:p text:style-name="P3">Mensaje Error N</text:p>
            <text:p text:style-name="P3">OK</text:p>
            <text:p text:style-name="P3">cartaPorte;ctg;fechaHora;codigoOperacion</text:p>
          </table:table-cell>
        </table:table-row>
      </table:table>
      <text:p text:style-name="Standard"/>
      <text:h text:style-name="Heading_20_2" text:outline-level="2">Desviar CTG a Otro Destino</text:h>
      <text:h text:style-name="Heading_20_3" text:outline-level="3">Entrada</text:h>
      <table:table table:name="Table24" table:style-name="Table24">
        <table:table-column table:style-name="Table24.A"/>
        <table:table-row>
          <table:table-cell table:style-name="Table24.A1" office:value-type="string">
            <text:p text:style-name="P3"># desviarCTGAOtroDestino</text:p>
            <text:p text:style-name="P3">cuit_representado=</text:p>
            <text:p text:style-name="P3">cartaPorte=</text:p>
            <text:p text:style-name="P3">ctg=</text:p>
            <text:p text:style-name="P3">codigoLocalidadDestino=</text:p>
            <text:p text:style-name="P3">cuitDestino=</text:p>
          </table:table-cell>
        </table:table-row>
      </table:table>
      <text:p text:style-name="Standard"/>
      <text:h text:style-name="Heading_20_3" text:outline-level="3">Salida</text:h>
      <table:table table:name="Table25" table:style-name="Table25">
        <table:table-column table:style-name="Table25.A"/>
        <table:table-row>
          <table:table-cell table:style-name="Table25.A1" office:value-type="string">
            <text:p text:style-name="P3">ERROR</text:p>
            <text:p text:style-name="P3">Mensaje Error 1</text:p>
            <text:p text:style-name="P3">…</text:p>
            <text:p text:style-name="P3">Mensaje Error N</text:p>
            <text:p text:style-name="P3">OK</text:p>
            <text:p text:style-name="P3">cartaPorte;ctg;fechaHora;codigoOperacion</text:p>
          </table:table-cell>
        </table:table-row>
      </table:table>
      <text:p text:style-name="Standard"/>
      <text:h text:style-name="Heading_20_2" text:outline-level="2"><text:soft-page-break/>Rechazar CTG</text:h>
      <text:h text:style-name="Heading_20_3" text:outline-level="3">Entrada</text:h>
      <table:table table:name="Table26" table:style-name="Table26">
        <table:table-column table:style-name="Table26.A"/>
        <table:table-row>
          <table:table-cell table:style-name="Table26.A1" office:value-type="string">
            <text:p text:style-name="P3"># rechazarCTG</text:p>
            <text:p text:style-name="P3">cuit_representado=</text:p>
            <text:p text:style-name="P3">cartaPorte=</text:p>
            <text:p text:style-name="P3">ctg=</text:p>
            <text:p text:style-name="P3">motivoRechazo=</text:p>
          </table:table-cell>
        </table:table-row>
      </table:table>
      <text:p text:style-name="Standard"/>
      <text:h text:style-name="Heading_20_3" text:outline-level="3">Salida</text:h>
      <table:table table:name="Table27" table:style-name="Table27">
        <table:table-column table:style-name="Table27.A"/>
        <table:table-row>
          <table:table-cell table:style-name="Table27.A1" office:value-type="string">
            <text:p text:style-name="P3">ERROR</text:p>
            <text:p text:style-name="P3">Mensaje Error 1</text:p>
            <text:p text:style-name="P3">…</text:p>
            <text:p text:style-name="P3">Mensaje Error N</text:p>
            <text:p text:style-name="P3">OK</text:p>
            <text:p text:style-name="P3">cartaPorte;ctg;fechaHora;codigoOperacion</text:p>
          </table:table-cell>
        </table:table-row>
      </table:table>
      <text:p text:style-name="Standard"/>
      <text:h text:style-name="Heading_20_2" text:outline-level="2">Regresar a Origen CTG Rechazado</text:h>
      <text:h text:style-name="Heading_20_3" text:outline-level="3">Entrada</text:h>
      <table:table table:name="Table28" table:style-name="Table28">
        <table:table-column table:style-name="Table28.A"/>
        <table:table-row>
          <table:table-cell table:style-name="Table28.A1" office:value-type="string">
            <text:p text:style-name="P3"># regresarAOrigenCTGRechazado</text:p>
            <text:p text:style-name="P3">cuit_representado=</text:p>
            <text:p text:style-name="P3">cartaPorte=</text:p>
            <text:p text:style-name="P3">ctg=</text:p>
          </table:table-cell>
        </table:table-row>
      </table:table>
      <text:p text:style-name="Standard"/>
      <text:h text:style-name="Heading_20_3" text:outline-level="3">Salida</text:h>
      <table:table table:name="Table29" table:style-name="Table29">
        <table:table-column table:style-name="Table29.A"/>
        <table:table-row>
          <table:table-cell table:style-name="Table29.A1" office:value-type="string">
            <text:p text:style-name="P3">ERROR</text:p>
            <text:p text:style-name="P3">Mensaje Error 1</text:p>
            <text:p text:style-name="P3">…</text:p>
            <text:p text:style-name="P3">Mensaje Error N</text:p>
            <text:p text:style-name="P3">OK</text:p>
            <text:p text:style-name="P3">cartaPorte;ctg;fechaHora;codigoOperacion</text:p>
          </table:table-cell>
        </table:table-row>
      </table:table>
      <text:p text:style-name="Standard"/>
      <text:h text:style-name="Heading_20_2" text:outline-level="2">Solicitar CTG Dato Pendiente</text:h>
      <text:h text:style-name="Heading_20_3" text:outline-level="3">Entrada</text:h>
      <table:table table:name="Table30" table:style-name="Table30">
        <table:table-column table:style-name="Table30.A"/>
        <table:table-row>
          <table:table-cell table:style-name="Table30.A1" office:value-type="string">
            <text:p text:style-name="P3"># solicitarCTGDatoPendiente</text:p>
            <text:p text:style-name="P3">cuit_representado=</text:p>
            <text:p text:style-name="P3">cartaPorte=</text:p>
            <text:p text:style-name="P3">cuitTransportista=</text:p>
            <text:p text:style-name="P3">cantHoras=</text:p>
            <text:p text:style-name="P3">patente=</text:p>
          </table:table-cell>
        </table:table-row>
      </table:table>
      <text:p text:style-name="Standard"><text:soft-page-break/></text:p>
      <text:h text:style-name="Heading_20_3" text:outline-level="3">Salida</text:h>
      <table:table table:name="Table31" table:style-name="Table31">
        <table:table-column table:style-name="Table31.A"/>
        <table:table-row>
          <table:table-cell table:style-name="Table31.A1" office:value-type="string">
            <text:p text:style-name="P3">ERROR</text:p>
            <text:p text:style-name="P3">Mensaje Error 1</text:p>
            <text:p text:style-name="P3">…</text:p>
            <text:p text:style-name="P3">Mensaje Error N</text:p>
            <text:p text:style-name="P3">OK</text:p>
            <text:p text:style-name="P3">observacion;cartaPorte;ctg;fechaEmision;fechaVigenciaDesde;fechaVigenciaHasta</text:p>
            <text:p text:style-name="P3">tipo;descripcion</text:p>
            <text:p text:style-name="P3">…</text:p>
            <text:p text:style-name="P3">tipo;descripcion</text:p>
          </table:table-cell>
        </table:table-row>
      </table:table>
      <text:p text:style-name="Standard"/>
      <text:h text:style-name="Heading_20_2" text:outline-level="2">Solicitar CTG Inicial</text:h>
      <text:h text:style-name="Heading_20_3" text:outline-level="3">Entrada</text:h>
      <table:table table:name="Table32" table:style-name="Table32">
        <table:table-column table:style-name="Table32.A"/>
        <table:table-row>
          <table:table-cell table:style-name="Table32.A1" office:value-type="string">
            <text:p text:style-name="P3"># solicitarCTGInicial</text:p>
            <text:p text:style-name="P3">cartaPorte=</text:p>
            <text:p text:style-name="P3">codigoEspecie=</text:p>
            <text:p text:style-name="P3">cuitCanjeador=</text:p>
            <text:p text:style-name="P3">cuitDestino=</text:p>
            <text:p text:style-name="P3">cuitDestinatario=</text:p>
            <text:p text:style-name="P3">codigoLocalidadOrigen=</text:p>
            <text:p text:style-name="P3">codigoLocalidadDestino=</text:p>
            <text:p text:style-name="P3">codigoCosecha=</text:p>
            <text:p text:style-name="P3">pesoNeto=</text:p>
            <text:p text:style-name="P3">cuitTransportista=</text:p>
            <text:p text:style-name="P3">cantHoras=</text:p>
            <text:p text:style-name="P3">patente=</text:p>
          </table:table-cell>
        </table:table-row>
      </table:table>
      <text:p text:style-name="Standard"/>
      <text:h text:style-name="Heading_20_3" text:outline-level="3">Salida</text:h>
      <table:table table:name="Table33" table:style-name="Table33">
        <table:table-column table:style-name="Table33.A"/>
        <table:table-row>
          <table:table-cell table:style-name="Table33.A1" office:value-type="string">
            <text:p text:style-name="P3">ERROR</text:p>
            <text:p text:style-name="P3">Mensaje Error 1</text:p>
            <text:p text:style-name="P3">…</text:p>
            <text:p text:style-name="P3">Mensaje Error N</text:p>
            <text:p text:style-name="P3">OK</text:p>
            <text:p text:style-name="P3">observacion;cartaPorte;ctg;fechaEmision;fechaVigenciaDesde;fechaVigenciaHasta</text:p>
            <text:p text:style-name="P3">tipo;descripcion</text:p>
            <text:p text:style-name="P3">…</text:p>
            <text:p text:style-name="P3">tipo;descripc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0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84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7" text:anchor-type="paragraph" svg:x="14.594cm" svg:y="-0.06cm" svg:width="2.974cm" svg:height="0.845cm" draw:z-index="1"><draw:image xlink:href="Pictures/10000200000000960000002DE36BF9F7.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iano Capurro</meta:initial-creator>
    <meta:creation-date>2009-08-04T13:05:01</meta:creation-date>
    <dc:creator>Mariano Capurro</dc:creator>
    <dc:date>2011-03-20T13:01:50.01</dc:date>
    <meta:editing-cycles>67</meta:editing-cycles>
    <meta:editing-duration>PT34H15M45S</meta:editing-duration>
    <meta:document-statistic meta:table-count="33" meta:image-count="1" meta:object-count="0" meta:page-count="10" meta:paragraph-count="319" meta:word-count="716" meta:character-count="5763"/>
    <meta:user-defined meta:name="Info 1"/>
    <meta:user-defined meta:name="Info 2"/>
    <meta:user-defined meta:name="Info 3"/>
    <meta:user-defined meta:name="Info 4"/>
  </office:meta>
</office:document-meta>
</file>